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913cm" fo:min-width="0.662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0.8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0.7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5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0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1.0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image-name="_35__20_Percent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 100%" style:font-name="Liberation Sans1" style:font-name-asian="Liberation Serif1" style:font-name-complex="Liberation Serif1"/>
    </style:style>
    <style:style style:name="T4" style:family="text">
      <style:text-properties style:text-position="-33% 58%" style:font-name="Liberation Serif1" style:font-name-asian="Liberation Serif1" style:font-name-complex="Liberation Serif1"/>
    </style:style>
    <style:style style:name="T5" style:family="text">
      <style:text-properties style:text-position="-33% 58%" style:font-name="Liberation Sans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6" draw:id="id16">
          <draw:line draw:style-name="gr1" draw:text-style-name="P1" draw:layer="layout" svg:x1="8.154cm" svg:y1="5.497cm" svg:x2="8.493cm" svg:y2="5.638cm">
            <text:p/>
          </draw:line>
          <draw:line draw:style-name="gr1" draw:text-style-name="P1" draw:layer="layout" svg:x1="7.83cm" svg:y1="6.015cm" svg:x2="8.491cm" svg:y2="5.634cm">
            <text:p/>
          </draw:line>
          <draw:line draw:style-name="gr1" draw:text-style-name="P1" draw:layer="layout" svg:x1="7.82cm" svg:y1="6.682cm" svg:x2="8.51cm" svg:y2="6.979cm">
            <text:p/>
          </draw:line>
          <draw:line draw:style-name="gr1" draw:text-style-name="P1" draw:layer="layout" svg:x1="7.814cm" svg:y1="6cm" svg:x2="8.504cm" svg:y2="6.297cm">
            <text:p/>
          </draw:line>
          <draw:line draw:style-name="gr1" draw:text-style-name="P1" draw:layer="layout" svg:x1="7.825cm" svg:y1="6.695cm" svg:x2="8.486cm" svg:y2="6.314cm">
            <text:p/>
          </draw:line>
          <draw:line draw:style-name="gr1" draw:text-style-name="P1" draw:layer="layout" svg:x1="7.853cm" svg:y1="7.367cm" svg:x2="8.514cm" svg:y2="6.986cm">
            <text:p/>
          </draw:line>
          <draw:line draw:style-name="gr1" draw:text-style-name="P1" draw:layer="layout" svg:x1="7.886cm" svg:y1="7.359cm" svg:x2="8.225cm" svg:y2="7.5cm">
            <text:p/>
          </draw:line>
        </draw:g>
        <draw:custom-shape draw:style-name="gr2" draw:text-style-name="P2" xml:id="id1" draw:id="id1" draw:layer="layout" svg:width="1.642cm" svg:height="1.643cm" svg:x="0.314cm" svg:y="3.75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3" draw:text-style-name="P1" draw:layer="layout" svg:x1="4.669cm" svg:y1="2.11cm" svg:x2="5.134cm" svg:y2="2.11cm">
            <text:p/>
          </draw:line>
          <draw:line draw:style-name="gr3" draw:text-style-name="P1" draw:layer="layout" svg:x1="5.138cm" svg:y1="2.821cm" svg:x2="5.138cm" svg:y2="1.401cm">
            <text:p/>
          </draw:line>
          <draw:line draw:style-name="gr3" draw:text-style-name="P1" draw:layer="layout" svg:x1="5.606cm" svg:y1="2.82cm" svg:x2="5.606cm" svg:y2="1.4cm">
            <text:p/>
          </draw:line>
          <draw:line draw:style-name="gr3" draw:text-style-name="P1" draw:layer="layout" svg:x1="5.604cm" svg:y1="2.11cm" svg:x2="6.069cm" svg:y2="2.11cm">
            <text:p/>
          </draw:line>
        </draw:g>
        <draw:g xml:id="id8" draw:id="id8">
          <draw:custom-shape draw:style-name="gr4" draw:text-style-name="P3" draw:layer="layout" svg:width="1.6cm" svg:height="2.1cm" svg:x="13.414cm" svg:y="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14.214cm" svg:y1="3.344cm" svg:x2="14.214cm" svg:y2="4.316cm">
            <text:p/>
          </draw:line>
        </draw:g>
        <draw:g xml:id="id9" draw:id="id9">
          <draw:line draw:style-name="gr1" draw:text-style-name="P1" draw:layer="layout" svg:x1="21.054cm" svg:y1="2.9cm" svg:x2="21.393cm" svg:y2="3.041cm">
            <text:p/>
          </draw:line>
          <draw:line draw:style-name="gr1" draw:text-style-name="P1" draw:layer="layout" svg:x1="20.73cm" svg:y1="3.418cm" svg:x2="21.391cm" svg:y2="3.037cm">
            <text:p/>
          </draw:line>
          <draw:line draw:style-name="gr1" draw:text-style-name="P1" draw:layer="layout" svg:x1="20.72cm" svg:y1="4.085cm" svg:x2="21.41cm" svg:y2="4.382cm">
            <text:p/>
          </draw:line>
          <draw:line draw:style-name="gr1" draw:text-style-name="P1" draw:layer="layout" svg:x1="20.714cm" svg:y1="3.403cm" svg:x2="21.404cm" svg:y2="3.7cm">
            <text:p/>
          </draw:line>
          <draw:line draw:style-name="gr1" draw:text-style-name="P1" draw:layer="layout" svg:x1="20.725cm" svg:y1="4.098cm" svg:x2="21.386cm" svg:y2="3.717cm">
            <text:p/>
          </draw:line>
          <draw:line draw:style-name="gr1" draw:text-style-name="P1" draw:layer="layout" svg:x1="20.753cm" svg:y1="4.77cm" svg:x2="21.414cm" svg:y2="4.389cm">
            <text:p/>
          </draw:line>
          <draw:line draw:style-name="gr1" draw:text-style-name="P1" draw:layer="layout" svg:x1="20.786cm" svg:y1="4.762cm" svg:x2="21.125cm" svg:y2="4.903cm">
            <text:p/>
          </draw:line>
        </draw:g>
        <draw:g xml:id="id5" draw:id="id5">
          <draw:line draw:style-name="gr1" draw:text-style-name="P1" draw:layer="layout" svg:x1="12.954cm" svg:y1="7.2cm" svg:x2="13.293cm" svg:y2="7.341cm">
            <text:p/>
          </draw:line>
          <draw:line draw:style-name="gr1" draw:text-style-name="P1" draw:layer="layout" svg:x1="12.63cm" svg:y1="7.718cm" svg:x2="13.291cm" svg:y2="7.337cm">
            <text:p/>
          </draw:line>
          <draw:line draw:style-name="gr1" draw:text-style-name="P1" draw:layer="layout" svg:x1="12.62cm" svg:y1="8.385cm" svg:x2="13.31cm" svg:y2="8.682cm">
            <text:p/>
          </draw:line>
          <draw:line draw:style-name="gr1" draw:text-style-name="P1" draw:layer="layout" svg:x1="12.614cm" svg:y1="7.703cm" svg:x2="13.304cm" svg:y2="8cm">
            <text:p/>
          </draw:line>
          <draw:line draw:style-name="gr1" draw:text-style-name="P1" draw:layer="layout" svg:x1="12.625cm" svg:y1="8.398cm" svg:x2="13.286cm" svg:y2="8.017cm">
            <text:p/>
          </draw:line>
          <draw:line draw:style-name="gr1" draw:text-style-name="P1" draw:layer="layout" svg:x1="12.653cm" svg:y1="9.07cm" svg:x2="13.314cm" svg:y2="8.689cm">
            <text:p/>
          </draw:line>
          <draw:line draw:style-name="gr1" draw:text-style-name="P1" draw:layer="layout" svg:x1="12.686cm" svg:y1="9.062cm" svg:x2="13.025cm" svg:y2="9.203cm">
            <text:p/>
          </draw:line>
        </draw:g>
        <draw:g xml:id="id10" draw:id="id10">
          <draw:line draw:style-name="gr1" draw:text-style-name="P1" draw:layer="layout" svg:x1="22.054cm" svg:y1="7.197cm" svg:x2="22.393cm" svg:y2="7.338cm">
            <text:p/>
          </draw:line>
          <draw:line draw:style-name="gr1" draw:text-style-name="P1" draw:layer="layout" svg:x1="21.73cm" svg:y1="7.715cm" svg:x2="22.391cm" svg:y2="7.334cm">
            <text:p/>
          </draw:line>
          <draw:line draw:style-name="gr1" draw:text-style-name="P1" draw:layer="layout" svg:x1="21.72cm" svg:y1="8.382cm" svg:x2="22.41cm" svg:y2="8.679cm">
            <text:p/>
          </draw:line>
          <draw:line draw:style-name="gr1" draw:text-style-name="P1" draw:layer="layout" svg:x1="21.714cm" svg:y1="7.7cm" svg:x2="22.404cm" svg:y2="7.997cm">
            <text:p/>
          </draw:line>
          <draw:line draw:style-name="gr1" draw:text-style-name="P1" draw:layer="layout" svg:x1="21.725cm" svg:y1="8.395cm" svg:x2="22.386cm" svg:y2="8.014cm">
            <text:p/>
          </draw:line>
          <draw:line draw:style-name="gr1" draw:text-style-name="P1" draw:layer="layout" svg:x1="21.753cm" svg:y1="9.067cm" svg:x2="22.414cm" svg:y2="8.686cm">
            <text:p/>
          </draw:line>
          <draw:line draw:style-name="gr1" draw:text-style-name="P1" draw:layer="layout" svg:x1="21.786cm" svg:y1="9.059cm" svg:x2="22.125cm" svg:y2="9.2cm">
            <text:p/>
          </draw:line>
        </draw:g>
        <draw:g xml:id="id6" draw:id="id6">
          <draw:line draw:style-name="gr1" draw:text-style-name="P1" draw:layer="layout" svg:x1="16.154cm" svg:y1="3cm" svg:x2="16.493cm" svg:y2="3.141cm">
            <text:p/>
          </draw:line>
          <draw:line draw:style-name="gr1" draw:text-style-name="P1" draw:layer="layout" svg:x1="15.83cm" svg:y1="3.518cm" svg:x2="16.491cm" svg:y2="3.137cm">
            <text:p/>
          </draw:line>
          <draw:line draw:style-name="gr1" draw:text-style-name="P1" draw:layer="layout" svg:x1="15.82cm" svg:y1="4.185cm" svg:x2="16.51cm" svg:y2="4.482cm">
            <text:p/>
          </draw:line>
          <draw:line draw:style-name="gr1" draw:text-style-name="P1" draw:layer="layout" svg:x1="15.814cm" svg:y1="3.503cm" svg:x2="16.504cm" svg:y2="3.8cm">
            <text:p/>
          </draw:line>
          <draw:line draw:style-name="gr1" draw:text-style-name="P1" draw:layer="layout" svg:x1="15.825cm" svg:y1="4.198cm" svg:x2="16.486cm" svg:y2="3.817cm">
            <text:p/>
          </draw:line>
          <draw:line draw:style-name="gr1" draw:text-style-name="P1" draw:layer="layout" svg:x1="15.853cm" svg:y1="4.87cm" svg:x2="16.514cm" svg:y2="4.489cm">
            <text:p/>
          </draw:line>
          <draw:line draw:style-name="gr1" draw:text-style-name="P1" draw:layer="layout" svg:x1="15.886cm" svg:y1="4.862cm" svg:x2="16.225cm" svg:y2="5.003cm">
            <text:p/>
          </draw:line>
        </draw:g>
        <draw:g xml:id="id18" draw:id="id18">
          <draw:line draw:style-name="gr1" draw:text-style-name="P1" draw:layer="layout" svg:x1="17.518cm" svg:y1="5.507cm" svg:x2="17.857cm" svg:y2="5.648cm">
            <text:p/>
          </draw:line>
          <draw:line draw:style-name="gr1" draw:text-style-name="P1" draw:layer="layout" svg:x1="17.194cm" svg:y1="6.025cm" svg:x2="17.855cm" svg:y2="5.644cm">
            <text:p/>
          </draw:line>
          <draw:line draw:style-name="gr1" draw:text-style-name="P1" draw:layer="layout" svg:x1="17.184cm" svg:y1="6.692cm" svg:x2="17.874cm" svg:y2="6.989cm">
            <text:p/>
          </draw:line>
          <draw:line draw:style-name="gr1" draw:text-style-name="P1" draw:layer="layout" svg:x1="17.178cm" svg:y1="6.01cm" svg:x2="17.868cm" svg:y2="6.307cm">
            <text:p/>
          </draw:line>
          <draw:line draw:style-name="gr1" draw:text-style-name="P1" draw:layer="layout" svg:x1="17.189cm" svg:y1="6.705cm" svg:x2="17.85cm" svg:y2="6.324cm">
            <text:p/>
          </draw:line>
          <draw:line draw:style-name="gr1" draw:text-style-name="P1" draw:layer="layout" svg:x1="17.217cm" svg:y1="7.377cm" svg:x2="17.878cm" svg:y2="6.996cm">
            <text:p/>
          </draw:line>
          <draw:line draw:style-name="gr1" draw:text-style-name="P1" draw:layer="layout" svg:x1="17.25cm" svg:y1="7.369cm" svg:x2="17.589cm" svg:y2="7.51cm">
            <text:p/>
          </draw:line>
        </draw:g>
        <draw:g xml:id="id12" draw:id="id12">
          <draw:line draw:style-name="gr1" draw:text-style-name="P1" draw:layer="layout" svg:x1="25.354cm" svg:y1="2.897cm" svg:x2="25.693cm" svg:y2="3.038cm">
            <text:p/>
          </draw:line>
          <draw:line draw:style-name="gr1" draw:text-style-name="P1" draw:layer="layout" svg:x1="25.03cm" svg:y1="3.415cm" svg:x2="25.691cm" svg:y2="3.034cm">
            <text:p/>
          </draw:line>
          <draw:line draw:style-name="gr1" draw:text-style-name="P1" draw:layer="layout" svg:x1="25.02cm" svg:y1="4.082cm" svg:x2="25.71cm" svg:y2="4.379cm">
            <text:p/>
          </draw:line>
          <draw:line draw:style-name="gr1" draw:text-style-name="P1" draw:layer="layout" svg:x1="25.014cm" svg:y1="3.4cm" svg:x2="25.704cm" svg:y2="3.697cm">
            <text:p/>
          </draw:line>
          <draw:line draw:style-name="gr1" draw:text-style-name="P1" draw:layer="layout" svg:x1="25.025cm" svg:y1="4.095cm" svg:x2="25.686cm" svg:y2="3.714cm">
            <text:p/>
          </draw:line>
          <draw:line draw:style-name="gr1" draw:text-style-name="P1" draw:layer="layout" svg:x1="25.053cm" svg:y1="4.767cm" svg:x2="25.714cm" svg:y2="4.386cm">
            <text:p/>
          </draw:line>
          <draw:line draw:style-name="gr1" draw:text-style-name="P1" draw:layer="layout" svg:x1="25.086cm" svg:y1="4.759cm" svg:x2="25.425cm" svg:y2="4.9cm">
            <text:p/>
          </draw:line>
        </draw:g>
        <draw:g xml:id="id15" draw:id="id15">
          <draw:line draw:style-name="gr1" draw:text-style-name="P1" draw:layer="layout" svg:x1="6.654cm" svg:y1="5.497cm" svg:x2="6.993cm" svg:y2="5.638cm">
            <text:p/>
          </draw:line>
          <draw:line draw:style-name="gr1" draw:text-style-name="P1" draw:layer="layout" svg:x1="6.33cm" svg:y1="6.015cm" svg:x2="6.991cm" svg:y2="5.634cm">
            <text:p/>
          </draw:line>
          <draw:line draw:style-name="gr1" draw:text-style-name="P1" draw:layer="layout" svg:x1="6.32cm" svg:y1="6.682cm" svg:x2="7.01cm" svg:y2="6.979cm">
            <text:p/>
          </draw:line>
          <draw:line draw:style-name="gr1" draw:text-style-name="P1" draw:layer="layout" svg:x1="6.314cm" svg:y1="6cm" svg:x2="7.004cm" svg:y2="6.297cm">
            <text:p/>
          </draw:line>
          <draw:line draw:style-name="gr1" draw:text-style-name="P1" draw:layer="layout" svg:x1="6.325cm" svg:y1="6.695cm" svg:x2="6.986cm" svg:y2="6.314cm">
            <text:p/>
          </draw:line>
          <draw:line draw:style-name="gr1" draw:text-style-name="P1" draw:layer="layout" svg:x1="6.353cm" svg:y1="7.367cm" svg:x2="7.014cm" svg:y2="6.986cm">
            <text:p/>
          </draw:line>
          <draw:line draw:style-name="gr1" draw:text-style-name="P1" draw:layer="layout" svg:x1="6.386cm" svg:y1="7.359cm" svg:x2="6.725cm" svg:y2="7.5cm">
            <text:p/>
          </draw:line>
        </draw:g>
        <draw:g xml:id="id2" draw:id="id2">
          <draw:line draw:style-name="gr1" draw:text-style-name="P1" draw:layer="layout" svg:x1="2.014cm" svg:y1="2.096cm" svg:x2="2.165cm" svg:y2="1.761cm">
            <text:p/>
          </draw:line>
          <draw:line draw:style-name="gr1" draw:text-style-name="P1" draw:layer="layout" svg:x1="2.523cm" svg:y1="2.434cm" svg:x2="2.161cm" svg:y2="1.762cm">
            <text:p/>
          </draw:line>
          <draw:line draw:style-name="gr1" draw:text-style-name="P1" draw:layer="layout" svg:x1="3.189cm" svg:y1="2.463cm" svg:x2="3.505cm" svg:y2="1.782cm">
            <text:p/>
          </draw:line>
          <draw:line draw:style-name="gr1" draw:text-style-name="P1" draw:layer="layout" svg:x1="2.507cm" svg:y1="2.45cm" svg:x2="2.823cm" svg:y2="1.769cm">
            <text:p/>
          </draw:line>
          <draw:line draw:style-name="gr1" draw:text-style-name="P1" draw:layer="layout" svg:x1="3.203cm" svg:y1="2.459cm" svg:x2="2.841cm" svg:y2="1.787cm">
            <text:p/>
          </draw:line>
          <draw:line draw:style-name="gr1" draw:text-style-name="P1" draw:layer="layout" svg:x1="3.875cm" svg:y1="2.451cm" svg:x2="3.513cm" svg:y2="1.779cm">
            <text:p/>
          </draw:line>
          <draw:line draw:style-name="gr1" draw:text-style-name="P1" draw:layer="layout" svg:x1="3.867cm" svg:y1="2.417cm" svg:x2="4.018cm" svg:y2="2.082cm">
            <text:p/>
          </draw:line>
        </draw:g>
        <draw:g xml:id="id4" draw:id="id4">
          <draw:line draw:style-name="gr1" draw:text-style-name="P1" draw:layer="layout" svg:x1="11.754cm" svg:y1="3cm" svg:x2="12.093cm" svg:y2="3.141cm">
            <text:p/>
          </draw:line>
          <draw:line draw:style-name="gr1" draw:text-style-name="P1" draw:layer="layout" svg:x1="11.43cm" svg:y1="3.518cm" svg:x2="12.091cm" svg:y2="3.137cm">
            <text:p/>
          </draw:line>
          <draw:line draw:style-name="gr1" draw:text-style-name="P1" draw:layer="layout" svg:x1="11.42cm" svg:y1="4.185cm" svg:x2="12.11cm" svg:y2="4.482cm">
            <text:p/>
          </draw:line>
          <draw:line draw:style-name="gr1" draw:text-style-name="P1" draw:layer="layout" svg:x1="11.414cm" svg:y1="3.503cm" svg:x2="12.104cm" svg:y2="3.8cm">
            <text:p/>
          </draw:line>
          <draw:line draw:style-name="gr1" draw:text-style-name="P1" draw:layer="layout" svg:x1="11.425cm" svg:y1="4.198cm" svg:x2="12.086cm" svg:y2="3.817cm">
            <text:p/>
          </draw:line>
          <draw:line draw:style-name="gr1" draw:text-style-name="P1" draw:layer="layout" svg:x1="11.453cm" svg:y1="4.87cm" svg:x2="12.114cm" svg:y2="4.489cm">
            <text:p/>
          </draw:line>
          <draw:line draw:style-name="gr1" draw:text-style-name="P1" draw:layer="layout" svg:x1="11.486cm" svg:y1="4.862cm" svg:x2="11.825cm" svg:y2="5.003cm">
            <text:p/>
          </draw:line>
        </draw:g>
        <draw:g xml:id="id11" draw:id="id11">
          <draw:custom-shape draw:style-name="gr6" draw:text-style-name="P3" draw:layer="layout" svg:width="1.6cm" svg:height="2.1cm" svg:x="22.814cm" svg:y="2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23.614cm" svg:y1="3.244cm" svg:x2="23.614cm" svg:y2="4.216cm">
            <text:p/>
          </draw:line>
        </draw:g>
        <draw:g xml:id="id14" draw:id="id14">
          <draw:line draw:style-name="gr1" draw:text-style-name="P1" draw:layer="layout" svg:x1="24.567cm" svg:y1="8.164cm" svg:x2="24.906cm" svg:y2="8.305cm">
            <text:p/>
          </draw:line>
          <draw:line draw:style-name="gr1" draw:text-style-name="P1" draw:layer="layout" svg:x1="24.243cm" svg:y1="8.682cm" svg:x2="24.904cm" svg:y2="8.301cm">
            <text:p/>
          </draw:line>
          <draw:line draw:style-name="gr1" draw:text-style-name="P1" draw:layer="layout" svg:x1="24.233cm" svg:y1="9.349cm" svg:x2="24.923cm" svg:y2="9.646cm">
            <text:p/>
          </draw:line>
          <draw:line draw:style-name="gr1" draw:text-style-name="P1" draw:layer="layout" svg:x1="24.227cm" svg:y1="8.667cm" svg:x2="24.917cm" svg:y2="8.964cm">
            <text:p/>
          </draw:line>
          <draw:line draw:style-name="gr1" draw:text-style-name="P1" draw:layer="layout" svg:x1="24.238cm" svg:y1="9.362cm" svg:x2="24.899cm" svg:y2="8.981cm">
            <text:p/>
          </draw:line>
          <draw:line draw:style-name="gr1" draw:text-style-name="P1" draw:layer="layout" svg:x1="24.266cm" svg:y1="10.034cm" svg:x2="24.927cm" svg:y2="9.653cm">
            <text:p/>
          </draw:line>
          <draw:line draw:style-name="gr1" draw:text-style-name="P1" draw:layer="layout" svg:x1="24.299cm" svg:y1="10.026cm" svg:x2="24.638cm" svg:y2="10.167cm">
            <text:p/>
          </draw:line>
        </draw:g>
        <draw:g xml:id="id13" draw:id="id13">
          <draw:line draw:style-name="gr3" draw:text-style-name="P1" draw:layer="layout" svg:x1="24.603cm" svg:y1="7.7cm" svg:x2="24.603cm" svg:y2="7.235cm">
            <text:p/>
          </draw:line>
          <draw:line draw:style-name="gr3" draw:text-style-name="P1" draw:layer="layout" svg:x1="25.314cm" svg:y1="7.231cm" svg:x2="23.894cm" svg:y2="7.231cm">
            <text:p/>
          </draw:line>
          <draw:line draw:style-name="gr3" draw:text-style-name="P1" draw:layer="layout" svg:x1="25.313cm" svg:y1="6.763cm" svg:x2="23.893cm" svg:y2="6.763cm">
            <text:p/>
          </draw:line>
          <draw:line draw:style-name="gr3" draw:text-style-name="P1" draw:layer="layout" svg:x1="24.603cm" svg:y1="6.765cm" svg:x2="24.603cm" svg:y2="6.3cm">
            <text:p/>
          </draw:line>
        </draw:g>
        <draw:g xml:id="id7" draw:id="id7">
          <draw:line draw:style-name="gr3" draw:text-style-name="P1" draw:layer="layout" svg:x1="14.803cm" svg:y1="9.1cm" svg:x2="14.803cm" svg:y2="8.635cm">
            <text:p/>
          </draw:line>
          <draw:line draw:style-name="gr3" draw:text-style-name="P1" draw:layer="layout" svg:x1="15.514cm" svg:y1="8.631cm" svg:x2="14.094cm" svg:y2="8.631cm">
            <text:p/>
          </draw:line>
          <draw:line draw:style-name="gr3" draw:text-style-name="P1" draw:layer="layout" svg:x1="15.513cm" svg:y1="8.163cm" svg:x2="14.093cm" svg:y2="8.163cm">
            <text:p/>
          </draw:line>
          <draw:line draw:style-name="gr3" draw:text-style-name="P1" draw:layer="layout" svg:x1="14.803cm" svg:y1="8.165cm" svg:x2="14.803cm" svg:y2="7.7cm">
            <text:p/>
          </draw:line>
        </draw:g>
        <draw:connector draw:style-name="gr7" draw:text-style-name="P5" draw:layer="layout" svg:x1="1.135cm" svg:y1="3.757cm" svg:x2="2.014cm" svg:y2="2.112cm" draw:start-shape="id1" draw:start-glue-point="4" draw:end-shape="id2" draw:end-glue-point="3" svg:d="M1135 3757v-1645h879" svg:viewBox="0 0 880 1646">
          <text:p/>
        </draw:connector>
        <draw:connector draw:style-name="gr7" draw:text-style-name="P5" draw:layer="layout" svg:x1="4.018cm" svg:y1="2.112cm" svg:x2="4.669cm" svg:y2="2.11cm" draw:start-shape="id2" draw:start-glue-point="1" draw:end-shape="id3" draw:end-glue-point="3" svg:d="M4018 2112h326v-2h325" svg:viewBox="0 0 652 3">
          <text:p/>
        </draw:connector>
        <draw:connector draw:style-name="gr7" draw:text-style-name="P5" draw:layer="layout" draw:line-skew="-0.301cm" svg:x1="11.764cm" svg:y1="5.003cm" svg:x2="12.964cm" svg:y2="7.2cm" draw:start-shape="id4" draw:start-glue-point="2" draw:end-shape="id5" draw:end-glue-point="0" svg:d="M11764 5003v798h1200v1399" svg:viewBox="0 0 1201 2198">
          <text:p/>
        </draw:connector>
        <draw:connector draw:style-name="gr8" draw:text-style-name="P6" draw:layer="layout" draw:line-skew="-0.551cm" svg:x1="16.164cm" svg:y1="5.003cm" svg:x2="14.803cm" svg:y2="7.7cm" draw:start-shape="id6" draw:start-glue-point="2" draw:end-shape="id7" draw:end-glue-point="0" svg:d="M16164 5003v798h-1361v1899" svg:viewBox="0 0 1362 2698">
          <text:p/>
        </draw:connector>
        <draw:connector draw:style-name="gr7" draw:text-style-name="P5" draw:layer="layout" draw:line-skew="-0.226cm" svg:x1="14.214cm" svg:y1="4.9cm" svg:x2="12.964cm" svg:y2="7.2cm" draw:start-shape="id8" draw:start-glue-point="2" draw:end-shape="id5" draw:end-glue-point="0" svg:d="M14214 4900v900h-1250v1400" svg:viewBox="0 0 1251 2301">
          <text:p/>
        </draw:connector>
        <draw:connector draw:style-name="gr7" draw:text-style-name="P5" xml:id="id20" draw:id="id20" draw:layer="layout" draw:line-skew="-0.476cm" svg:x1="14.214cm" svg:y1="4.9cm" svg:x2="14.803cm" svg:y2="7.7cm" draw:start-shape="id8" draw:start-glue-point="2" draw:end-shape="id7" draw:end-glue-point="0" svg:d="M14214 4900v900h589v1900" svg:viewBox="0 0 590 2801">
          <text:p/>
        </draw:connector>
        <draw:connector draw:style-name="gr7" draw:text-style-name="P5" draw:layer="layout" draw:line-skew="-0.199cm" svg:x1="14.214cm" svg:y1="2.8cm" svg:x2="16.164cm" svg:y2="3cm" draw:start-shape="id8" draw:start-glue-point="0" draw:end-shape="id6" draw:end-glue-point="0" svg:d="M14214 2800v-700h1950v900" svg:viewBox="0 0 1951 901">
          <text:p/>
        </draw:connector>
        <draw:connector draw:style-name="gr7" draw:text-style-name="P5" draw:layer="layout" draw:line-skew="-0.25cm" svg:x1="21.064cm" svg:y1="4.903cm" svg:x2="22.064cm" svg:y2="7.197cm" draw:start-shape="id9" draw:start-glue-point="2" draw:end-shape="id10" draw:end-glue-point="0" svg:d="M21064 4903v897h1000v1397" svg:viewBox="0 0 1001 2295">
          <text:p/>
        </draw:connector>
        <draw:connector draw:style-name="gr8" draw:text-style-name="P6" draw:layer="layout" draw:line-skew="-0.174cm" svg:x1="23.614cm" svg:y1="4.8cm" svg:x2="22.064cm" svg:y2="7.197cm" draw:start-shape="id11" draw:start-glue-point="2" draw:end-shape="id10" draw:end-glue-point="0" svg:d="M23614 4800v1001h-1550v1396" svg:viewBox="0 0 1551 2398">
          <text:p/>
        </draw:connector>
        <draw:connector draw:style-name="gr8" draw:text-style-name="P6" draw:layer="layout" draw:line-skew="-0.099cm" svg:x1="23.614cm" svg:y1="2.7cm" svg:x2="25.364cm" svg:y2="2.897cm" draw:start-shape="id11" draw:start-glue-point="0" draw:end-shape="id12" draw:end-glue-point="0" svg:d="M23614 2700v-600h1750v797" svg:viewBox="0 0 1751 798">
          <text:p/>
        </draw:connector>
        <draw:connector draw:style-name="gr7" draw:text-style-name="P5" draw:layer="layout" draw:line-skew="0.274cm" svg:x1="23.614cm" svg:y1="4.8cm" svg:x2="24.603cm" svg:y2="6.3cm" draw:start-shape="id11" draw:start-glue-point="2" draw:end-shape="id13" draw:end-glue-point="0" svg:d="M23614 4800v1000h989v500" svg:viewBox="0 0 990 1501">
          <text:p/>
        </draw:connector>
        <draw:connector draw:style-name="gr7" draw:text-style-name="P5" draw:layer="layout" draw:line-skew="0.2cm" svg:x1="25.364cm" svg:y1="4.9cm" svg:x2="24.603cm" svg:y2="6.3cm" draw:start-shape="id12" draw:start-glue-point="2" draw:end-shape="id13" draw:end-glue-point="0" svg:d="M25364 4900v900h-761v500" svg:viewBox="0 0 762 1401">
          <text:p/>
        </draw:connector>
        <draw:connector draw:style-name="gr9" draw:text-style-name="P7" draw:layer="layout" draw:type="line" svg:x1="24.603cm" svg:y1="7.7cm" svg:x2="24.577cm" svg:y2="8.164cm" draw:start-shape="id13" draw:start-glue-point="2" draw:end-shape="id14" draw:end-glue-point="0" svg:d="M24603 7700l-26 464" svg:viewBox="0 0 27 465">
          <text:p/>
        </draw:connector>
        <draw:connector draw:style-name="gr8" draw:text-style-name="P6" draw:layer="layout" draw:line-skew="-0.099cm 0.837cm" svg:x1="23.614cm" svg:y1="2.7cm" svg:x2="24.577cm" svg:y2="10.167cm" draw:start-shape="id11" draw:start-glue-point="0" draw:end-shape="id14" draw:end-glue-point="2" svg:d="M23614 2700v-600h2700v8617h-1737v-550" svg:viewBox="0 0 2701 8618">
          <text:p/>
        </draw:connector>
        <draw:g>
          <draw:line draw:style-name="gr1" draw:text-style-name="P1" draw:layer="layout" svg:x1="3.813cm" svg:y1="11.224cm" svg:x2="1.644cm" svg:y2="11.224cm">
            <text:p/>
          </draw:line>
          <draw:line draw:style-name="gr1" draw:text-style-name="P1" draw:layer="layout" svg:x1="3.814cm" svg:y1="11.216cm" svg:x2="1.645cm" svg:y2="11.216cm">
            <text:p/>
          </draw:line>
          <draw:line draw:style-name="gr1" draw:text-style-name="P1" draw:layer="layout" svg:x1="2.234cm" svg:y1="11.528cm" svg:x2="3.312cm" svg:y2="11.535cm">
            <text:p/>
          </draw:line>
          <draw:line draw:style-name="gr1" draw:text-style-name="P1" draw:layer="layout" svg:x1="2.523cm" svg:y1="11.799cm" svg:x2="3.041cm" svg:y2="11.802cm">
            <text:p/>
          </draw:line>
          <draw:line draw:style-name="gr1" draw:text-style-name="P1" draw:layer="layout" svg:x1="2.755cm" svg:y1="11.198cm" svg:x2="2.744cm" svg:y2="10.704cm">
            <text:p/>
          </draw:line>
        </draw:g>
        <draw:connector draw:style-name="gr8" draw:text-style-name="P6" draw:layer="layout" svg:x1="1.135cm" svg:y1="5.4cm" svg:x2="24.577cm" svg:y2="10.167cm" draw:start-shape="id1" draw:start-glue-point="8" draw:end-shape="id14" draw:end-glue-point="2" svg:d="M1135 5400v5317h23442v-550" svg:viewBox="0 0 23443 5318">
          <text:p/>
        </draw:connector>
        <draw:connector draw:style-name="gr7" draw:text-style-name="P5" draw:layer="layout" svg:x1="12.964cm" svg:y1="9.203cm" svg:x2="24.577cm" svg:y2="10.167cm" draw:start-shape="id5" draw:start-glue-point="2" draw:end-shape="id14" draw:end-glue-point="2" svg:d="M12964 9203v1514h11613v-550" svg:viewBox="0 0 11614 1515">
          <text:p/>
        </draw:connector>
        <draw:connector draw:style-name="gr7" draw:text-style-name="P5" draw:layer="layout" svg:x1="14.803cm" svg:y1="9.1cm" svg:x2="24.577cm" svg:y2="10.167cm" draw:start-shape="id7" draw:start-glue-point="2" draw:end-shape="id14" draw:end-glue-point="2" svg:d="M14803 9100v1617h9774v-550" svg:viewBox="0 0 9775 1618">
          <text:p/>
        </draw:connector>
        <draw:connector draw:style-name="gr7" draw:text-style-name="P5" draw:layer="layout" svg:x1="22.064cm" svg:y1="9.2cm" svg:x2="24.577cm" svg:y2="10.167cm" draw:start-shape="id10" draw:start-glue-point="2" draw:end-shape="id14" draw:end-glue-point="2" svg:d="M22064 9200v1517h2513v-550" svg:viewBox="0 0 2514 1518">
          <text:p/>
        </draw:connector>
        <draw:connector draw:style-name="gr7" draw:text-style-name="P5" draw:layer="layout" svg:x1="6.664cm" svg:y1="7.5cm" svg:x2="24.577cm" svg:y2="10.167cm" draw:start-shape="id15" draw:start-glue-point="2" draw:end-shape="id14" draw:end-glue-point="2" svg:d="M6664 7500v3217h17913v-550" svg:viewBox="0 0 17914 3218">
          <text:p/>
        </draw:connector>
        <draw:frame draw:style-name="gr10" draw:text-style-name="P8" draw:layer="layout" svg:width="1.278cm" svg:height="1.115cm" svg:x="1.614cm" svg:y="5.5cm">
          <draw:text-box>
            <text:p><text:span text:style-name="T1">v</text:span><text:span text:style-name="T2">in</text:span></text:p>
          </draw:text-box>
        </draw:frame>
        <draw:frame draw:style-name="gr11" draw:text-style-name="P9" draw:layer="layout" svg:width="1.243cm" svg:height="1.977cm" svg:x="2.414cm" svg:y="0.7cm">
          <draw:text-box>
            <text:p>R<text:span text:style-name="T2">i</text:span><text:span text:style-name="T2">n</text:span></text:p>
            <text:p><text:span text:style-name="T2"/></text:p>
          </draw:text-box>
        </draw:frame>
        <draw:frame draw:style-name="gr11" draw:text-style-name="P9" draw:layer="layout" svg:width="1.243cm" svg:height="1.977cm" svg:x="4.771cm" svg:y="0.4cm">
          <draw:text-box>
            <text:p>C<text:span text:style-name="T2">i</text:span></text:p>
            <text:p><text:span text:style-name="T2"/></text:p>
          </draw:text-box>
        </draw:frame>
        <draw:frame draw:style-name="gr12" draw:text-style-name="P9" draw:layer="layout" svg:width="1.162cm" svg:height="1.114cm" svg:x="4.752cm" svg:y="5.986cm">
          <draw:text-box>
            <text:p>R<text:span text:style-name="T2">1</text:span></text:p>
          </draw:text-box>
        </draw:frame>
        <draw:frame draw:style-name="gr13" draw:text-style-name="P9" draw:layer="layout" svg:width="1.162cm" svg:height="1.114cm" svg:x="8.4cm" svg:y="5.986cm">
          <draw:text-box>
            <text:p>R<text:span text:style-name="T2">2</text:span></text:p>
          </draw:text-box>
        </draw:frame>
        <draw:frame draw:style-name="gr14" draw:text-style-name="P9" draw:layer="layout" svg:width="1.912cm" svg:height="0.962cm" svg:x="1.844cm" svg:y="11.738cm">
          <draw:text-box>
            <text:p>GND</text:p>
          </draw:text-box>
        </draw:frame>
        <draw:frame draw:style-name="gr12" draw:text-style-name="P9" draw:layer="layout" svg:width="1.162cm" svg:height="1.114cm" svg:x="15.652cm" svg:y="8cm">
          <draw:text-box>
            <text:p>C<text:span text:style-name="T2">b</text:span></text:p>
          </draw:text-box>
        </draw:frame>
        <draw:frame draw:style-name="gr12" draw:text-style-name="P9" draw:layer="layout" svg:width="1.162cm" svg:height="1.114cm" svg:x="22.652cm" svg:y="6.486cm">
          <draw:text-box>
            <text:p>C<text:span text:style-name="T2">o</text:span></text:p>
          </draw:text-box>
        </draw:frame>
        <draw:connector draw:style-name="gr7" draw:text-style-name="P5" draw:layer="layout" svg:x1="8.164cm" svg:y1="7.5cm" svg:x2="24.577cm" svg:y2="10.167cm" draw:start-shape="id16" draw:start-glue-point="2" draw:end-shape="id14" draw:end-glue-point="2" svg:d="M8164 7500v3217h16413v-550" svg:viewBox="0 0 16414 3218">
          <text:p/>
        </draw:connector>
        <draw:connector draw:style-name="gr7" draw:text-style-name="P5" xml:id="id17" draw:id="id17" draw:layer="layout" svg:x1="6.664cm" svg:y1="5.497cm" svg:x2="6.069cm" svg:y2="2.11cm" draw:start-shape="id15" draw:start-glue-point="0" draw:end-shape="id3" draw:end-glue-point="1" svg:d="M6664 5497v-3387h-595" svg:viewBox="0 0 596 3388">
          <text:p/>
        </draw:connector>
        <draw:connector draw:style-name="gr7" draw:text-style-name="P5" draw:layer="layout" svg:x1="11.764cm" svg:y1="3cm" svg:x2="6.664cm" svg:y2="2.11cm" draw:start-shape="id4" draw:start-glue-point="0" draw:end-shape="id17" draw:end-glue-point="0" svg:d="M11764 3000v-890h-5100" svg:viewBox="0 0 5101 891">
          <text:p/>
        </draw:connector>
        <draw:connector draw:style-name="gr7" draw:text-style-name="P5" draw:layer="layout" svg:x1="6.069cm" svg:y1="2.11cm" svg:x2="8.164cm" svg:y2="5.497cm" draw:start-shape="id3" draw:start-glue-point="1" draw:end-shape="id16" draw:end-glue-point="0" svg:d="M6069 2110h2095v3387" svg:viewBox="0 0 2096 3388">
          <text:p/>
        </draw:connector>
        <draw:connector draw:style-name="gr7" draw:text-style-name="P5" draw:layer="layout" draw:line-skew="-0.249cm" svg:x1="16.164cm" svg:y1="3cm" svg:x2="21.064cm" svg:y2="2.9cm" draw:start-shape="id6" draw:start-glue-point="0" draw:end-shape="id9" draw:end-glue-point="0" svg:d="M16164 3000v-899h4900v799" svg:viewBox="0 0 4901 900">
          <text:p/>
        </draw:connector>
        <draw:connector draw:style-name="gr9" draw:text-style-name="P7" draw:layer="layout" draw:type="line" svg:x1="17.539cm" svg:y1="2.091cm" svg:x2="17.528cm" svg:y2="5.507cm" draw:end-shape="id18" draw:end-glue-point="0" svg:d="M17539 2091l-11 3416" svg:viewBox="0 0 12 3417">
          <text:p/>
        </draw:connector>
        <draw:connector draw:style-name="gr7" draw:text-style-name="P5" draw:layer="layout" draw:line-skew="0.95cm" svg:x1="17.528cm" svg:y1="7.51cm" svg:x2="22.064cm" svg:y2="9.2cm" draw:start-shape="id18" draw:start-glue-point="2" draw:end-shape="id10" draw:end-glue-point="2" svg:d="M17528 7510v3190h4536v-1500" svg:viewBox="0 0 4537 3191">
          <text:p/>
        </draw:connector>
        <draw:frame draw:style-name="gr15" draw:text-style-name="P9" draw:layer="layout" svg:width="1.205cm" svg:height="1.114cm" svg:x="11.352cm" svg:y="7.786cm">
          <draw:text-box>
            <text:p>R<text:span text:style-name="T2">E</text:span></text:p>
          </draw:text-box>
        </draw:frame>
        <draw:frame draw:style-name="gr16" draw:text-style-name="P9" draw:layer="layout" svg:width="1.226cm" svg:height="1.114cm" svg:x="16.069cm" svg:y="6.1cm">
          <draw:text-box>
            <text:p>R<text:span text:style-name="T2">C</text:span></text:p>
          </draw:text-box>
        </draw:frame>
        <draw:frame draw:style-name="gr12" draw:text-style-name="P9" draw:layer="layout" svg:width="1.162cm" svg:height="1.114cm" svg:x="20.514cm" svg:y="7.586cm">
          <draw:text-box>
            <text:p>R<text:span text:style-name="T2">o</text:span></text:p>
          </draw:text-box>
        </draw:frame>
        <draw:frame draw:style-name="gr12" draw:text-style-name="P9" draw:layer="layout" svg:width="1.162cm" svg:height="1.114cm" svg:x="23.052cm" svg:y="8.9cm">
          <draw:text-box>
            <text:p>R<text:span text:style-name="T2">L</text:span></text:p>
          </draw:text-box>
        </draw:frame>
        <draw:frame draw:style-name="gr17" draw:text-style-name="P9" draw:layer="layout" svg:width="1.087cm" svg:height="1.114cm" svg:x="10.4cm" svg:y="2.6cm">
          <draw:text-box>
            <text:p><text:span text:style-name="T3">r</text:span><text:span text:style-name="T4">π1</text:span></text:p>
          </draw:text-box>
        </draw:frame>
        <draw:frame draw:style-name="gr13" draw:text-style-name="P9" draw:layer="layout" svg:width="1.298cm" svg:height="1.114cm" svg:x="19.7cm" svg:y="2.586cm">
          <draw:text-box>
            <text:p><text:span text:style-name="T3">r</text:span><text:span text:style-name="T4">π2</text:span></text:p>
          </draw:text-box>
        </draw:frame>
        <draw:frame draw:style-name="gr18" draw:text-style-name="P9" draw:layer="layout" svg:width="1.12cm" svg:height="1.114cm" svg:x="14.794cm" svg:y="2.386cm">
          <draw:text-box>
            <text:p>r<text:span text:style-name="T2">o1</text:span></text:p>
          </draw:text-box>
        </draw:frame>
        <draw:frame draw:style-name="gr19" draw:text-style-name="P9" draw:layer="layout" svg:width="1.203cm" svg:height="1.114cm" svg:x="24.197cm" svg:y="2.223cm">
          <draw:text-box>
            <text:p>r<text:span text:style-name="T2">o2</text:span></text:p>
          </draw:text-box>
        </draw:frame>
        <draw:frame draw:style-name="gr20" draw:text-style-name="P9" draw:layer="layout" svg:width="2.068cm" svg:height="1.114cm" svg:x="21.632cm" svg:y="4.286cm">
          <draw:text-box>
            <text:p>g<text:span text:style-name="T2">m2</text:span><text:span text:style-name="T1">v</text:span><text:span text:style-name="T4">π</text:span><text:span text:style-name="T5">2</text:span></text:p>
          </draw:text-box>
        </draw:frame>
        <draw:frame draw:style-name="gr10" draw:text-style-name="P8" draw:layer="layout" svg:width="2.068cm" svg:height="1.115cm" svg:x="12.332cm" svg:y="4.385cm">
          <draw:text-box>
            <text:p>g<text:span text:style-name="T2">m1</text:span><text:span text:style-name="T1">v</text:span><text:span text:style-name="T4">π</text:span><text:span text:style-name="T5">1</text:span></text:p>
          </draw:text-box>
        </draw:frame>
        <draw:g xml:id="id19" draw:id="id19">
          <draw:line draw:style-name="gr3" draw:text-style-name="P1" draw:layer="layout" svg:x1="9.8cm" svg:y1="4.71cm" svg:x2="9.8cm" svg:y2="4.245cm">
            <text:p/>
          </draw:line>
          <draw:line draw:style-name="gr3" draw:text-style-name="P1" draw:layer="layout" svg:x1="10.511cm" svg:y1="4.241cm" svg:x2="9.091cm" svg:y2="4.241cm">
            <text:p/>
          </draw:line>
          <draw:line draw:style-name="gr3" draw:text-style-name="P1" draw:layer="layout" svg:x1="10.51cm" svg:y1="3.773cm" svg:x2="9.09cm" svg:y2="3.773cm">
            <text:p/>
          </draw:line>
          <draw:line draw:style-name="gr3" draw:text-style-name="P1" draw:layer="layout" svg:x1="9.8cm" svg:y1="3.775cm" svg:x2="9.8cm" svg:y2="3.31cm">
            <text:p/>
          </draw:line>
        </draw:g>
        <draw:connector draw:style-name="gr7" draw:text-style-name="P5" xml:id="id22" draw:id="id22" draw:layer="layout" svg:x1="9.8cm" svg:y1="3.31cm" svg:x2="6.664cm" svg:y2="2.11cm" draw:start-shape="id19" draw:start-glue-point="0" draw:end-shape="id17" draw:end-glue-point="0" svg:d="M9800 3310v-1200h-3136" svg:viewBox="0 0 3137 1201">
          <text:p/>
        </draw:connector>
        <draw:connector draw:style-name="gr7" draw:text-style-name="P5" draw:layer="layout" svg:x1="14.508cm" svg:y1="5.8cm" svg:x2="9.8cm" svg:y2="4.71cm" draw:start-shape="id20" draw:start-glue-point="0" draw:end-shape="id19" draw:end-glue-point="2" svg:d="M14508 5800h-4708v-1090" svg:viewBox="0 0 4709 1091">
          <text:p/>
        </draw:connector>
        <draw:frame draw:style-name="gr21" draw:text-style-name="P9" draw:layer="layout" svg:width="1.569cm" svg:height="1.114cm" svg:x="9.731cm" svg:y="4.286cm">
          <draw:text-box>
            <text:p>C<text:span text:style-name="T2">be1</text:span></text:p>
          </draw:text-box>
        </draw:frame>
        <draw:g xml:id="id21" draw:id="id21">
          <draw:line draw:style-name="gr3" draw:text-style-name="P1" draw:layer="layout" svg:x1="12.3cm" svg:y1="2.11cm" svg:x2="12.765cm" svg:y2="2.11cm">
            <text:p/>
          </draw:line>
          <draw:line draw:style-name="gr3" draw:text-style-name="P1" draw:layer="layout" svg:x1="12.769cm" svg:y1="2.821cm" svg:x2="12.769cm" svg:y2="1.401cm">
            <text:p/>
          </draw:line>
          <draw:line draw:style-name="gr3" draw:text-style-name="P1" draw:layer="layout" svg:x1="13.237cm" svg:y1="2.82cm" svg:x2="13.237cm" svg:y2="1.4cm">
            <text:p/>
          </draw:line>
          <draw:line draw:style-name="gr3" draw:text-style-name="P1" draw:layer="layout" svg:x1="13.235cm" svg:y1="2.11cm" svg:x2="13.7cm" svg:y2="2.11cm">
            <text:p/>
          </draw:line>
        </draw:g>
        <draw:connector draw:style-name="gr7" draw:text-style-name="P5" draw:layer="layout" svg:x1="12.3cm" svg:y1="2.11cm" svg:x2="9.8cm" svg:y2="2.11cm" draw:start-shape="id21" draw:start-glue-point="3" draw:end-shape="id22" draw:end-glue-point="0" svg:d="M12300 2110h-2500" svg:viewBox="0 0 2501 1">
          <text:p/>
        </draw:connector>
        <draw:frame draw:style-name="gr22" draw:text-style-name="P9" draw:layer="layout" svg:width="1.569cm" svg:height="1.114cm" svg:x="13.1cm" svg:y="0.8cm">
          <draw:text-box>
            <text:p>C<text:span text:style-name="T2">b</text:span><text:span text:style-name="T2">c</text:span><text:span text:style-name="T2">1</text:span></text:p>
          </draw:text-box>
        </draw:frame>
        <draw:connector draw:style-name="gr7" draw:text-style-name="P5" draw:layer="layout" svg:x1="13.7cm" svg:y1="2.11cm" svg:x2="21.064cm" svg:y2="2.9cm" draw:start-shape="id21" draw:start-glue-point="1" draw:end-shape="id9" draw:end-glue-point="0" svg:d="M13700 2110h7364v790" svg:viewBox="0 0 7365 791">
          <text:p/>
        </draw:connector>
        <draw:g xml:id="id23" draw:id="id23">
          <draw:line draw:style-name="gr3" draw:text-style-name="P1" draw:layer="layout" svg:x1="19.189cm" svg:y1="4.8cm" svg:x2="19.189cm" svg:y2="4.335cm">
            <text:p/>
          </draw:line>
          <draw:line draw:style-name="gr3" draw:text-style-name="P1" draw:layer="layout" svg:x1="19.9cm" svg:y1="4.331cm" svg:x2="18.48cm" svg:y2="4.331cm">
            <text:p/>
          </draw:line>
          <draw:line draw:style-name="gr3" draw:text-style-name="P1" draw:layer="layout" svg:x1="19.899cm" svg:y1="3.863cm" svg:x2="18.479cm" svg:y2="3.863cm">
            <text:p/>
          </draw:line>
          <draw:line draw:style-name="gr3" draw:text-style-name="P1" draw:layer="layout" svg:x1="19.189cm" svg:y1="3.865cm" svg:x2="19.189cm" svg:y2="3.4cm">
            <text:p/>
          </draw:line>
        </draw:g>
        <draw:connector draw:style-name="gr7" draw:text-style-name="P5" xml:id="id25" draw:id="id25" draw:layer="layout" svg:x1="19.189cm" svg:y1="3.4cm" svg:x2="13.7cm" svg:y2="2.11cm" draw:start-shape="id23" draw:start-glue-point="0" draw:end-shape="id21" svg:d="M19189 3400v-1290h-5489" svg:viewBox="0 0 5490 1291">
          <text:p/>
        </draw:connector>
        <draw:connector draw:style-name="gr7" draw:text-style-name="P5" draw:layer="layout" draw:line-skew="0.35cm" svg:x1="25.364cm" svg:y1="4.9cm" svg:x2="19.189cm" svg:y2="4.8cm" draw:start-shape="id12" draw:start-glue-point="2" draw:end-shape="id23" draw:end-glue-point="2" svg:d="M25364 4900v900h-6175v-1000" svg:viewBox="0 0 6176 1001">
          <text:p/>
        </draw:connector>
        <draw:g xml:id="id24" draw:id="id24">
          <draw:line draw:style-name="gr3" draw:text-style-name="P1" draw:layer="layout" svg:x1="21.636cm" svg:y1="2.11cm" svg:x2="22.101cm" svg:y2="2.11cm">
            <text:p/>
          </draw:line>
          <draw:line draw:style-name="gr3" draw:text-style-name="P1" draw:layer="layout" svg:x1="22.105cm" svg:y1="2.821cm" svg:x2="22.105cm" svg:y2="1.401cm">
            <text:p/>
          </draw:line>
          <draw:line draw:style-name="gr3" draw:text-style-name="P1" draw:layer="layout" svg:x1="22.573cm" svg:y1="2.82cm" svg:x2="22.573cm" svg:y2="1.4cm">
            <text:p/>
          </draw:line>
          <draw:line draw:style-name="gr3" draw:text-style-name="P1" draw:layer="layout" svg:x1="22.571cm" svg:y1="2.11cm" svg:x2="23.036cm" svg:y2="2.11cm">
            <text:p/>
          </draw:line>
        </draw:g>
        <draw:connector draw:style-name="gr7" draw:text-style-name="P5" draw:layer="layout" svg:x1="21.636cm" svg:y1="2.11cm" svg:x2="19.189cm" svg:y2="2.11cm" draw:start-shape="id24" draw:start-glue-point="3" draw:end-shape="id25" draw:end-glue-point="0" svg:d="M21636 2110h-2447" svg:viewBox="0 0 2448 1">
          <text:p/>
        </draw:connector>
        <draw:frame draw:style-name="gr22" draw:text-style-name="P9" draw:layer="layout" svg:width="1.569cm" svg:height="1.114cm" svg:x="22.436cm" svg:y="0.8cm">
          <draw:text-box>
            <text:p>C<text:span text:style-name="T2">b</text:span><text:span text:style-name="T2">c</text:span><text:span text:style-name="T2">2</text:span></text:p>
          </draw:text-box>
        </draw:frame>
        <draw:connector draw:style-name="gr7" draw:text-style-name="P5" draw:layer="layout" svg:x1="23.036cm" svg:y1="2.11cm" svg:x2="25.364cm" svg:y2="2.897cm" draw:start-shape="id24" draw:start-glue-point="1" draw:end-shape="id12" draw:end-glue-point="0" svg:d="M23036 2110h2328v787" svg:viewBox="0 0 2329 788">
          <text:p/>
        </draw:connector>
        <draw:frame draw:style-name="gr21" draw:text-style-name="P9" draw:layer="layout" svg:width="1.569cm" svg:height="1.114cm" svg:x="19.131cm" svg:y="4.386cm">
          <draw:text-box>
            <text:p>C<text:span text:style-name="T2">b</text:span><text:span text:style-name="T2">e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9:05.975599706</meta:creation-date>
    <dc:date>2021-05-23T01:54:48.896216584</dc:date>
    <meta:editing-duration>PT41M29S</meta:editing-duration>
    <meta:editing-cycles>8</meta:editing-cycles>
    <meta:generator>LibreOffice/6.4.7.2$Linux_X86_64 LibreOffice_project/40$Build-2</meta:generator>
    <meta:document-statistic meta:object-count="192"/>
  </office:meta>
</office:document-meta>
</file>